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paragraph-rsid="0015a10f" style:font-size-asian="14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Arial" fo:font-size="14pt" officeooo:rsid="000e7603" officeooo:paragraph-rsid="000e7603" style:font-size-asian="14pt" style:font-size-complex="14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Arial" fo:font-size="14pt" officeooo:rsid="00128eb8" officeooo:paragraph-rsid="00128eb8" style:font-size-asian="14pt" style:font-size-complex="14pt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" fo:font-size="14pt" officeooo:rsid="0013246c" officeooo:paragraph-rsid="0013246c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" fo:font-size="14pt" officeooo:rsid="0014a807" officeooo:paragraph-rsid="0014a807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officeooo:rsid="00198138" officeooo:paragraph-rsid="0015a10f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officeooo:rsid="0015a10f" officeooo:paragraph-rsid="0015a10f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officeooo:paragraph-rsid="0015a10f" style:font-size-asian="18pt" style:font-size-complex="18pt"/>
    </style:style>
    <style:style style:name="P12" style:family="paragraph" style:parent-style-name="Standard">
      <style:paragraph-properties fo:line-height="115%" fo:text-align="justify" style:justify-single-word="false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14pt" style:font-size-asian="14pt" style:font-size-complex="14pt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" fo:font-size="14pt" style:font-size-asian="14pt" style:font-size-complex="14pt"/>
    </style:style>
    <style:style style:name="T1" style:family="text">
      <style:text-properties officeooo:rsid="000edf4b"/>
    </style:style>
    <style:style style:name="T2" style:family="text">
      <style:text-properties officeooo:rsid="0010d01b"/>
    </style:style>
    <style:style style:name="T3" style:family="text">
      <style:text-properties officeooo:rsid="00113dd3"/>
    </style:style>
    <style:style style:name="T4" style:family="text">
      <style:text-properties officeooo:rsid="00128eb8"/>
    </style:style>
    <style:style style:name="T5" style:family="text">
      <style:text-properties officeooo:rsid="0014d744"/>
    </style:style>
    <style:style style:name="T6" style:family="text">
      <style:text-properties officeooo:rsid="00198138"/>
    </style:style>
    <style:style style:name="T7" style:family="text">
      <style:text-properties officeooo:rsid="0015a10f"/>
    </style:style>
    <style:style style:name="T8" style:family="text">
      <style:text-properties officeooo:rsid="001699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ERJ Zona oeste</text:p>
      <text:p text:style-name="P1"/>
      <text:p text:style-name="P1"/>
      <text:p text:style-name="P1"/>
      <text:p text:style-name="P2">Jonatha Salles Menezes</text:p>
      <text:p text:style-name="P8">2211312125</text:p>
      <text:p text:style-name="P2"/>
      <text:p text:style-name="P2"/>
      <text:p text:style-name="P2"/>
      <text:p text:style-name="P2"/>
      <text:p text:style-name="P11"><text:span text:style-name="T6">Lista 0</text:span><text:span text:style-name="T8">2</text:span><text:span text:style-name="T6"> - </text:span>Sistemas de numeração</text:p>
      <text:p text:style-name="P9"><text:span text:style-name="T7">INF5312 - </text:span>Organização de computadores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io de Janeiro</text:p>
      <text:p text:style-name="P9">2022</text:p>
      <text:p text:style-name="P9"><text:soft-page-break/></text:p>
      <text:p text:style-name="P9"/>
      <text:p text:style-name="P4">Exercício 04)</text:p>
      <text:p text:style-name="P4">Buffer Overflow é um<text:span text:style-name="T1">a das fraquezas de software mais comuns e perigosas. Pode ocorrer de repente ou através de ataques hackers, que reescrevem o limite de buffers (</text:span><text:span text:style-name="T2">atribuir a</text:span><text:span text:style-name="T1"> uma variável </text:span><text:span text:style-name="T2">um valor</text:span><text:span text:style-name="T1"> maior que o seu limite de <text:s/>comprimento, sobrescrevendo acessos anteriores à variável, causando diversos problemas à máquina). para ativar ações como enviar instruções ao aplicativo para, por exemplo, corromper máquinas. </text:span><text:span text:style-name="T3">O que esse transbordamento de dados faz, na verdade, é, ao estourar o limite da variável, essa memória alocada à variável invade o espaço de outras funções na pilha, </text:span><text:span text:style-name="T4">permitindo acesso total à máquina invadida, o que permite ao hacker controle sobre toda e qualquer função.</text:span></text:p>
      <text:p text:style-name="P4"/>
      <text:p text:style-name="P5">Exercício 08)</text:p>
      <text:p text:style-name="P6">O complemento de 1 é a inversão de todos os bits a fim de obter seu complemento. Já o complemento de 2 possui duas etapas, primeiro obtém-se o complemento de 1 do número proposto, após isso, soma-se uma unidade ao número obtido.</text:p>
      <text:p text:style-name="P7">O complemento de 2 é utilizado pelo computador para realizar operações de subtração ao somar o número maior ao complemento de 2 do número menor, para obter o complemento de 2 desse número menor, no entanto, iguala-se o número de bits dos dois números antes<text:tab/>de invertê-los <text:span text:style-name="T5">e somar uma unidade</text:span>. Além disso, ao obter o resultado da soma, deve-se desconsiderar bits excedentes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Referências:</text:p>
      <text:p text:style-name="P3"><text:a xlink:type="simple" xlink:href="https://www.youtube.com/watch?v=YNkjX2Wqgh0" text:style-name="Internet_20_link" text:visited-style-name="Visited_20_Internet_20_Link">What is a Buffer Overflow Attack? - YouTube</text:a> </text:p>
      <text:p text:style-name="P12"><text:a xlink:type="simple" xlink:href="https://www.youtube.com/watch?v=1S0aBV-Waeo" text:style-name="Internet_20_link" text:visited-style-name="Visited_20_Internet_20_Link">Running a Buffer Overflow Attack - Computerphile - YouTube</text:a> </text:p>
      <text:p text:style-name="P12"><text:a xlink:type="simple" xlink:href="https://www.youtube.com/watch?v=XrV5c871pSQ" text:style-name="Internet_20_link" text:visited-style-name="Visited_20_Internet_20_Link">binários: complemento de 1 e complemento de 2 - YouTube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creation-date>2022-07-08T15:16:00Z</meta:creation-date>
    <dc:date>2022-07-15T14:07:16.573000000</dc:date>
    <meta:editing-cycles>7</meta:editing-cycles>
    <meta:editing-duration>PT7M1S</meta:editing-duration>
    <meta:document-statistic meta:table-count="0" meta:image-count="0" meta:object-count="0" meta:page-count="3" meta:paragraph-count="16" meta:word-count="268" meta:character-count="1622" meta:non-whitespace-character-count="1365"/>
    <meta:template xlink:type="simple" xlink:actuate="onRequest" xlink:title="" xlink:href="../../../Downloads/Sistemas%20de%20numeração.odt/Normal.dotm"/>
  </office:meta>
</office:document-meta>
</file>